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1073" calcext:value-type="float">
            <text:p>1073</text:p>
          </table:table-cell>
          <table:table-cell table:style-name="ce7" table:formula="of:=COUNTIF([.B7:.B1095];&quot;X&quot;)" office:value-type="float" office:value="920" calcext:value-type="float">
            <text:p>920</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5" calcext:value-type="float">
            <text:p>75</text:p>
          </table:table-cell>
          <table:table-cell table:style-name="ce7" table:formula="of:=COUNTIF([.E7:.E1095];&quot;X&quot;)" office:value-type="float" office:value="1" calcext:value-type="float">
            <text:p>1</text:p>
          </table:table-cell>
          <table:table-cell table:style-name="ce7" table:formula="of:=COUNTIF([.F7:.F1095];&quot;X&quot;)" office:value-type="float" office:value="122" calcext:value-type="float">
            <text:p>122</text:p>
          </table:table-cell>
          <table:table-cell table:style-name="ce25" table:formula="of:=SUM([.B2:.F2])" office:value-type="float" office:value="1137" calcext:value-type="float">
            <text:p>113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5">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3" table:number-rows-repeated="171">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5">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19">00/00/0000</text:date>, <text:time style:data-style-name="N2" text:time-value="21:25:54.48838865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1-19T21:27:54.526764949</dc:date>
    <meta:editing-duration>P1DT5H11M21S</meta:editing-duration>
    <meta:editing-cycles>1074</meta:editing-cycles>
    <meta:document-statistic meta:table-count="1" meta:cell-count="6465" meta:object-count="0"/>
  </office:meta>
</office:document-meta>
</file>